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9319in" svg:height="5.2079in" svg:x="2.8079in" svg:y="0.3559in">
            <draw:object draw:notify-on-update-of-ranges="Sheet1.A2:Sheet1.A10 Sheet1.B2:Sheet1.B10 Sheet1.A2:Sheet1.A10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T (time)</text:p>
          </table:table-cell>
          <table:table-cell office:value-type="string">
            <text:p>D (distance)</text:p>
          </table:table-cell>
          <table:table-cell office:value-type="float" office:value="4490.5">
            <text:p>4490.5</text:p>
          </table:table-cell>
          <table:table-cell office:value-type="float" office:value="0.0000289">
            <text:p>0.0000289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.9">
            <text:p>57.9</text:p>
          </table:table-cell>
          <table:table-cell table:formula="of:=[.$C$1]*LN([.$D$1]*[.A2]+[.$E$1])" office:value-type="float" office:value="143.807746862526">
            <text:p>143.8077468625</text:p>
          </table:table-cell>
          <table:table-cell table:number-columns-repeated="2"/>
        </table:table-row>
        <table:table-row table:style-name="ro1">
          <table:table-cell office:value-type="float" office:value="224.7">
            <text:p>224.7</text:p>
          </table:table-cell>
          <table:table-cell office:value-type="float" office:value="108.2">
            <text:p>108.2</text:p>
          </table:table-cell>
          <table:table-cell table:formula="of:=[.$C$1]*LN([.$D$1]*[.A3]+[.$E$1])" office:value-type="float" office:value="160.956135525645">
            <text:p>160.9561355256</text:p>
          </table:table-cell>
          <table:table-cell table:number-columns-repeated="2"/>
        </table:table-row>
        <table:table-row table:style-name="ro1">
          <table:table-cell office:value-type="float" office:value="365.3">
            <text:p>365.3</text:p>
          </table:table-cell>
          <table:table-cell office:value-type="float" office:value="149.6">
            <text:p>149.6</text:p>
          </table:table-cell>
          <table:table-cell table:formula="of:=[.$C$1]*LN([.$D$1]*[.A4]+[.$E$1])" office:value-type="float" office:value="178.525710415371">
            <text:p>178.5257104154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28.07">
            <text:p>228.07</text:p>
          </table:table-cell>
          <table:table-cell table:formula="of:=[.$C$1]*LN([.$D$1]*[.A5]+[.$E$1])" office:value-type="float" office:value="218.469078633513">
            <text:p>218.4690786335</text:p>
          </table:table-cell>
          <table:table-cell table:number-columns-repeated="2"/>
        </table:table-row>
        <table:table-row table:style-name="ro1">
          <table:table-cell office:value-type="float" office:value="4332">
            <text:p>4332</text:p>
          </table:table-cell>
          <table:table-cell office:value-type="float" office:value="778.434">
            <text:p>778.434</text:p>
          </table:table-cell>
          <table:table-cell table:formula="of:=[.$C$1]*LN([.$D$1]*[.A6]+[.$E$1])" office:value-type="float" office:value="647.839889541902">
            <text:p>647.8398895419</text:p>
          </table:table-cell>
          <table:table-cell table:number-columns-repeated="2"/>
        </table:table-row>
        <table:table-row table:style-name="ro1">
          <table:table-cell office:value-type="float" office:value="10760">
            <text:p>10760</text:p>
          </table:table-cell>
          <table:table-cell office:value-type="float" office:value="1428.74">
            <text:p>1428.74</text:p>
          </table:table-cell>
          <table:table-cell table:formula="of:=[.$C$1]*LN([.$D$1]*[.A7]+[.$E$1])" office:value-type="float" office:value="1317.46221915337">
            <text:p>1317.4622191534</text:p>
          </table:table-cell>
          <table:table-cell table:number-columns-repeated="2"/>
        </table:table-row>
        <table:table-row table:style-name="ro1">
          <table:table-cell office:value-type="float" office:value="30684">
            <text:p>30684</text:p>
          </table:table-cell>
          <table:table-cell office:value-type="float" office:value="2839.08">
            <text:p>2839.08</text:p>
          </table:table-cell>
          <table:table-cell table:formula="of:=[.$C$1]*LN([.$D$1]*[.A8]+[.$E$1])" office:value-type="float" office:value="2921.69993316538">
            <text:p>2921.6999331654</text:p>
          </table:table-cell>
          <table:table-cell table:number-columns-repeated="2"/>
        </table:table-row>
        <table:table-row table:style-name="ro1">
          <table:table-cell office:value-type="float" office:value="60188">
            <text:p>60188</text:p>
          </table:table-cell>
          <table:table-cell office:value-type="float" office:value="4490.8">
            <text:p>4490.8</text:p>
          </table:table-cell>
          <table:table-cell table:formula="of:=[.$C$1]*LN([.$D$1]*[.A9]+[.$E$1])" office:value-type="float" office:value="4574.21494700898">
            <text:p>4574.214947009</text:p>
          </table:table-cell>
          <table:table-cell table:number-columns-repeated="2"/>
        </table:table-row>
        <table:table-row table:style-name="ro1">
          <table:table-cell office:value-type="float" office:value="90467">
            <text:p>90467</text:p>
          </table:table-cell>
          <table:table-cell office:value-type="float" office:value="5879.13">
            <text:p>5879.13</text:p>
          </table:table-cell>
          <table:table-cell table:formula="of:=[.$C$1]*LN([.$D$1]*[.A10]+[.$E$1])" office:value-type="float" office:value="5807.19617716754">
            <text:p>5807.196177167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 style:data-style-name="N2" text:time-value="0000-00-00T23:03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achi </meta:initial-creator>
    <meta:creation-date>2013-03-18T14:13:45</meta:creation-date>
    <dc:date>2013-03-18T23:11:47</dc:date>
    <dc:creator>MaTachi </dc:creator>
    <meta:editing-duration>PT8M25S</meta:editing-duration>
    <meta:editing-cycles>2</meta:editing-cycles>
    <meta:generator>LibreOffice/3.6$Linux_X86_64 LibreOffice_project/360m1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848cm" svg:height="13.229cm" xlink:href=".." xlink:type="simple" chart:class="chart:scatter" chart:style-name="ch1">
        <chart:legend chart:legend-position="end" svg:x="29.996cm" svg:y="6.066cm" style:legend-expansion="high" chart:style-name="ch2"/>
        <chart:plot-area chart:style-name="ch3" table:cell-range-address="Sheet1.A2:Sheet1.C10" svg:x="0.748cm" svg:y="0.872cm" svg:width="27.577cm" svg:height="11.353cm">
          <chartooo:coordinate-region svg:x="1.74cm" svg:y="1.071cm" svg:width="26.028cm" svg:height="10.5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class="chart:scatter">
            <chart:domain table:cell-range-address="Sheet1.A2:Sheet1.A10"/>
            <chart:data-point chart:repeated="9"/>
          </chart:series>
          <chart:series chart:style-name="ch7" chart:values-cell-range-address="Sheet1.C2:Sheet1.C10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A2:Sheet1.A10</svg:desc>
                </draw:g>
              </table:table-cell>
              <table:table-cell office:value-type="float" office:value="57.9">
                <text:p>57.9</text:p>
                <draw:g>
                  <svg:desc>Sheet1.B2:Sheet1.B10</svg:desc>
                </draw:g>
              </table:table-cell>
              <table:table-cell office:value-type="float" office:value="143.807746862526">
                <text:p>143.807746862526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.7">
                <text:p>224.7</text:p>
              </table:table-cell>
              <table:table-cell office:value-type="float" office:value="108.2">
                <text:p>108.2</text:p>
              </table:table-cell>
              <table:table-cell office:value-type="float" office:value="160.956135525645">
                <text:p>160.956135525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5.3">
                <text:p>365.3</text:p>
              </table:table-cell>
              <table:table-cell office:value-type="float" office:value="149.6">
                <text:p>149.6</text:p>
              </table:table-cell>
              <table:table-cell office:value-type="float" office:value="178.525710415371">
                <text:p>178.52571041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7">
                <text:p>687</text:p>
              </table:table-cell>
              <table:table-cell office:value-type="float" office:value="228.07">
                <text:p>228.07</text:p>
              </table:table-cell>
              <table:table-cell office:value-type="float" office:value="218.469078633513">
                <text:p>218.469078633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2">
                <text:p>4332</text:p>
              </table:table-cell>
              <table:table-cell office:value-type="float" office:value="778.434">
                <text:p>778.434</text:p>
              </table:table-cell>
              <table:table-cell office:value-type="float" office:value="647.839889541902">
                <text:p>647.839889541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60">
                <text:p>10760</text:p>
              </table:table-cell>
              <table:table-cell office:value-type="float" office:value="1428.74">
                <text:p>1428.74</text:p>
              </table:table-cell>
              <table:table-cell office:value-type="float" office:value="1317.46221915337">
                <text:p>1317.46221915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84">
                <text:p>30684</text:p>
              </table:table-cell>
              <table:table-cell office:value-type="float" office:value="2839.08">
                <text:p>2839.08</text:p>
              </table:table-cell>
              <table:table-cell office:value-type="float" office:value="2921.69993316538">
                <text:p>2921.69993316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88">
                <text:p>60188</text:p>
              </table:table-cell>
              <table:table-cell office:value-type="float" office:value="4490.8">
                <text:p>4490.8</text:p>
              </table:table-cell>
              <table:table-cell office:value-type="float" office:value="4574.21494700898">
                <text:p>4574.21494700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467">
                <text:p>90467</text:p>
              </table:table-cell>
              <table:table-cell office:value-type="float" office:value="5879.13">
                <text:p>5879.13</text:p>
              </table:table-cell>
              <table:table-cell office:value-type="float" office:value="5807.19617716754">
                <text:p>5807.19617716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